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d417" officeooo:paragraph-rsid="0014d417"/>
    </style:style>
    <style:style style:name="T1" style:family="text">
      <style:text-properties officeooo:rsid="0016007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TML – HypeText Markup Language. The worldwide standard markup language for creating webpages. HTML is the most basic element used to render a webpage, creating the structure and some presentation. <text:span text:style-name="T1">Essential. Gives the webpage at least a skeletal.</text:span></text:p>
      <text:p text:style-name="P1"/>
      <text:p text:style-name="P1">CSS – Cascading Style Sheet. Used for creating and changing the look of a webpage. <text:span text:style-name="T1">Second essential technology. Gives the webpage a skin.</text:span></text:p>
      <text:p text:style-name="P1"/>
      <text:p text:style-name="P1">DOM – Document Object Model. Language independent <text:span text:style-name="T1">convention for objects in HTML. Objects are organized into a tree structure, and can have methods applied to them.</text:span></text:p>
      <text:p text:style-name="P1"/>
      <text:p text:style-name="P1">JavaScript – <text:span text:style-name="T1">Programming language supported by all modern browsers. Third essential technology for web content production. Gives the webpage muscles and a brain.</text:span></text:p>
      <text:p text:style-name="P1"/>
      <text:p text:style-name="P1">HTTP – <text:span text:style-name="T1">HyperText Transfer Protocol. The protocol to exchange or transfer hypertext, which is the foundation of data communication for the web. Allows for a remote connection, which makes accessing <text:s/>the files to render a webpage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7T08:03:49.734699643</meta:creation-date>
    <meta:generator>LibreOffice/5.1.6.2$Linux_X86_64 LibreOffice_project/10m0$Build-2</meta:generator>
    <dc:date>2018-01-17T08:24:27.519429737</dc:date>
    <meta:editing-duration>PT9M42S</meta:editing-duration>
    <meta:editing-cycles>1</meta:editing-cycles>
    <meta:document-statistic meta:table-count="0" meta:image-count="0" meta:object-count="0" meta:page-count="1" meta:paragraph-count="5" meta:word-count="141" meta:character-count="938" meta:non-whitespace-character-count="795"/>
  </office:meta>
</office:document-meta>
</file>